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0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Exodus, The--Sermon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0</text:p>
      <text:p text:style-name="P5">Number of Sheets<text:tab/><text:tab/><text:tab/><text:tab/>10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, Moses, Pharaoh</text:p>
      <text:p text:style-name="P5">Additional Places mentioned: Egypt</text:p>
      <text:p text:style-name="P5">Additional Dates mentioned:</text:p>
      <text:p text:style-name="P5"/>
      <text:p text:style-name="P5">VI. Notes</text:p>
      <text:p text:style-name="P5"/>
      <text:p text:style-name="P5">A page appears to have been removed between pages 24 and 25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 few remarks on the duties incumbent on Israel/</text:p>
      <text:p text:style-name="P2"/>
      <text:p text:style-name="P3">[Page 1]</text:p>
      <text:p text:style-name="P3">With trepidation I ascend this pulpit to address you/ my Dear Brethren on this sacred day--with excessive/ fear I approach a place from which men distinguished/ by talent and wisdoms have often imparted to you the/ truths of our holy religion--with dread I am seized, when/ I consider that I, inexperienced as I am, have undertaken/ a task, which requires deeper knowledge, greater/ eloquence and purer lips than I possess./</text:p>
      <text:p text:style-name="P3">But amidst all these uncertainties one idea encourages--/ yea--animates me to proceed--that if I lack talent,/ eloquence and <text:span text:style-name="T2">erdut</text:span><text:span text:style-name="T5"> erudition, the deep love which/ I feel for you, will supply me with words--that/ if I am, through ignorance, incapacitated from/ equalling[sic!] others in the choice of terms adapted to/ the subject, those will issue out of my mouth/</text:span></text:p>
      <text:p text:style-name="P3"><text:span text:style-name="T5"/></text:p>
      <text:p text:style-name="P3"><text:span text:style-name="T5">[Page 2]</text:span></text:p>
      <text:p text:style-name="P3"><text:span text:style-name="T5">will most sincerely represent the inmost sentiments/ of my heart, and above all convince you that in/ venturing upon so arduous a matter as this, no/ other incentive guides me than to consecrate my/ feeble understanding to the glory of the Lord God of Israel/ [Hebrew]/ [Hebrew]/</text:span></text:p>
      <text:p text:style-name="P3"><text:span text:style-name="T5">And He (the Lord) said to Abram, know thou that thy/ seed shall be strange in a land which is not </text:span><text:soft-page-break/><text:span text:style-name="T5">theirs, and/ there they will be afflicted and subjugated four hundred/ years--but the nation whom they shall serve I will/ Judge and afterwards[sic!] shall come out with much property/ <text:s/>Is there any human creature who feels not touched at/ the misery of his fellow-being when fatal destiny levels/ his condition with that of the brute? <text:s/>Is there/ any human creature, who seeing the sublimest work/ of the Lord depressed and trampled upon, has not been/</text:span></text:p>
      <text:p text:style-name="P3"><text:span text:style-name="T5"/></text:p>
      <text:p text:style-name="P3"><text:span text:style-name="T5">[Page 3]</text:span></text:p>
      <text:p text:style-name="P3"><text:span text:style-name="T5">moved with commiseration towards that unfortunate,/ and has not strongly desired to break asunder the fetters/ which bound him? <text:s/>Oh! how wretched and degrading/ is it, to that being created in the image of God, to/ bow that front on which is written in indelible characters/ Thou shalt rule over all which is under heaven!/ <text:s/>How ignoble for that mind, which can, as it were, traverse/ the boundless realms of space and fathom the depths/ of science, to sink under material labour!/</text:span></text:p>
      <text:p text:style-name="P3"><text:span text:style-name="T5">When this noble work of the Lord loses the precious gift/ of liberty, when his neighbour bids him "Bow down/ </text:span><text:span text:style-name="T2">at</text:span><text:span text:style-name="T5"> thy soul, that we may go over it," when man/ from a free agent is turned into a mere machine,/ he descends from the rank in which nature had/ stationed him, he ceases from looking upon himself/ as a part of that whole, which constitutes/</text:span></text:p>
      <text:p text:style-name="P3"><text:span text:style-name="T5"/></text:p>
      <text:p text:style-name="P3"><text:span text:style-name="T5">[Page 4]</text:span></text:p>
      <text:p text:style-name="P3"><text:span text:style-name="T5">Mankind, all his efforts tend, not to please his Maker/ but him who can dispose of his life. <text:s/>The yoke/ bows his head, he cannot raise his eyes above, he/ only sees objects whom he has learnt[sic!] to deem the/ issue of a different nature, he no longer adores God,/ he only fears man./</text:span></text:p>
      <text:p text:style-name="P3"><text:span text:style-name="T5">In this abject condition were our ancestors under/ the scourge of Egypt, when the Lord heard their/ cries, and their groans form under the rod of tyranny/ reached his throne. <text:s/>He remembered the covenant made with/ Abraham, and from the waters of the Nile he/ drew forth their predestined liberator. <text:s/>The daughter/ of Pharow[sic!] saw him exposed on the banks of the/ river, and in spite of the iniquitous order promulgated/ by her father (that all male children of the Hebrew/</text:span></text:p>
      <text:p text:style-name="P3"><text:span text:style-name="T5"/></text:p>
      <text:p text:style-name="P3"><text:span text:style-name="T5">[Page 5]</text:span></text:p>
      <text:p text:style-name="P3"><text:span text:style-name="T5">should be given a prey to the waves) she could/ not resist the inward voice which powerfully enjoined/ her to save his life. <text:s/>Moses bred up in/ the court of Pharow[sic!] did not imbibe the pernicious/ maxims which prevailed there. <text:s/>Although he did/ not share the burdens of his brethren, he beheld with/ noble indignation their bondage, and his love for the/ sons of his people, soon caused him to be exiled from/ that court, in which he had hitherto mixed with the/ princes of Mizraim and her sages, to become a servant/ to Jethro the Medianite./</text:span></text:p>
      <text:p text:style-name="P3"><text:span text:style-name="T5">But the hour for the emancipation of the Hebrews was/ near at hand, and Moses was the man to whom/ the great mission was entrusted./</text:span></text:p>
      <text:p text:style-name="P3"><text:span text:style-name="T5">The impure lips of the Monarch of Egypt blasphemed/ "he lifted up his eyes on high against the holy One/</text:span></text:p>
      <text:p text:style-name="P3"><text:span text:style-name="T5"/></text:p>
      <text:p text:style-name="P3"><text:span text:style-name="T5">[Page 6]</text:span></text:p>
      <text:p text:style-name="P3"><text:span text:style-name="T5">of Israel" he rivetted[sic!] still more strongly the chains/ which bound the afflicted seed of Abraham, he subjected/ them to harder labour and more cruel inflictions, saying/ in his heart, who shall wrest them from my hand?/ <text:s/>"But Egypt is man and not God" says the prophet/ [Hebrew]--The fetters of iron became like/ stubble at the rebuke of God and that hand which/ held them so tightly, was compelled to forego[sic!] its hold,/ when the arrows of the Almighty struck it./</text:span></text:p>
      <text:p text:style-name="P3"><text:span text:style-name="T5">Ten times did the wondrous deeds of Heaven make/ havoc in the land of Ham, and ten times its/ sovereign and its inhabitants refused to </text:span><text:span text:style-name="T2">sh</text:span><text:span text:style-name="T5"> submit./ <text:s/>"Come no more into my presence, for the day/ that thou comest before me, thou shalt die" such/ were the words of the tyrant to the man of God,/</text:span></text:p>
      <text:p text:style-name="P3"><text:span text:style-name="T5"/></text:p>
      <text:p text:style-name="P3"><text:soft-page-break/><text:span text:style-name="T5">[Page 7]</text:span></text:p>
      <text:p text:style-name="P3"><text:span text:style-name="T5">unaware of the dreadful punishment which/ impended over his doomed empire. <text:s/>The same/ might, death, which without discrimination multiplied/ its victims among the</text:span><text:span text:style-name="T2">m</text:span><text:span text:style-name="T5"> Egyptians, recalled Pharow[sic!]/ to his senses. <text:s/>The mandate which he had years before,/ so cruelly issued, recoiled upon himself. <text:s/>He saw babes/ even of his people </text:span><text:span text:style-name="T2">dy</text:span><text:span text:style-name="T5"> perish by thousands and by/ tens of thousands in a single night, and had no/ other resort than to send for him, whom he had/ so lately and with so much contumely driven out/ of his palace. <text:s/>It was that very night that/ the pillar of fire showed Israel the way out of/ slavery and guided them on the path of freedom,/ leaving their inveterate foes mourning and awailing./ <text:s/>But death could only for a moment abate the/</text:span></text:p>
      <text:p text:style-name="P3"><text:span text:style-name="T5"/></text:p>
      <text:p text:style-name="P3"><text:span text:style-name="T5">[Page 8]</text:span></text:p>
      <text:p text:style-name="P3"><text:span text:style-name="T5">stubbornness of Mizraim. <text:s/>As soon as its terrifying/ scythe had ceased to reap its harvest among them,/ they saw with envy and anger a people whom/ for centuries they had held in subjection, marching/ with rapid strides under the banner of liberty./ <text:s/>"Let us pursue them, they said, "we will overtake/ them, and share the booty." <text:s/>On the shore of/ the Red-Sea, they found a power more formi-/-dable than any earthly army they had ever encountered/--of the Lord of hosts who fought for his people--/ Pharow[sic!] and his subjects had inhumanly/ drowned the innocent sucklings of Israel, and/ Pharow[sic!] and his vassals were </text:span><text:span text:style-name="T2">engrafted</text:span><text:span text:style-name="T5"> engulphed[sic!] in the/ watery abyss. <text:s/>The offspring of Abraham/ saw the waters divide at their approach,/</text:span></text:p>
      <text:p text:style-name="P3"><text:span text:style-name="T5"/></text:p>
      <text:p text:style-name="P3"><text:span text:style-name="T5">[Page 9]</text:span></text:p>
      <text:p text:style-name="P3"><text:span text:style-name="T5">and as suddenly close over the bodies of their/ pursuing enemies./</text:span></text:p>
      <text:p text:style-name="P3"><text:span text:style-name="T5">Thus, was completed that glorious salvation, predicted/ to him who first adored the true God, four hundred/ years before it was </text:span><text:span text:style-name="T6">fulfilled</text:span><text:span text:style-name="T7">./</text:span></text:p>
      <text:p text:style-name="P3"><text:span text:style-name="T7">With the circumstances which I have just narrated/ you are all familiar, I have only briefly alluded/ to them, in order to humbly draw some deductions/ which naturally arise </text:span><text:span text:style-name="T6">therefrom</text:span><text:span text:style-name="T7">./</text:span></text:p>
      <text:p text:style-name="P3"><text:span text:style-name="T7">Now, were we while pondering on these supernatural/ events which marked our enfranchisement from/ Egyptian thraldom, to ask ourselves, why has Israel/ been denominated the chosen people, why to them/ alone has the Deity vouchsafed to evince so many/ irrefragable proofs of his love--we would find/</text:span></text:p>
      <text:p text:style-name="P3"><text:span text:style-name="T7"/></text:p>
      <text:p text:style-name="P3"><text:span text:style-name="T7">[Page 10]</text:span></text:p>
      <text:p text:style-name="P3"><text:span text:style-name="T7">an explicit answer in the words of the Prophet/ [Hebrew] "I have declared/ and saved, I have shown it, when no strange God was/ among you, therefore ye are my witnesses, says the/ Lord, that I am God. <text:s/>In these concise but forcible words/ of Isaiah we find the solution of all our queries.--/ <text:s/>Whether in the East, or in the West, in the North or in/ the South, we are the witnesses of God's immeasurable/ power. <text:s/>In what places soever it may please Him/ that we be sojourners, we are [Hebrew] the work/ of his hands which attests his glory./</text:span></text:p>
      <text:p text:style-name="P3"><text:span text:style-name="T7">And indeed, what nation of the earth can than/ Israel better testify the magnificence of the Lord?/ <text:s/>What people can than Israel better attest the/ glory of the Creator? <text:s/>While obscurity covered/</text:span></text:p>
      <text:p text:style-name="P3"><text:span text:style-name="T7"/></text:p>
      <text:p text:style-name="P3"><text:span text:style-name="T7">[Page 11]</text:span></text:p>
      <text:p text:style-name="P3"><text:span text:style-name="T7">the earth, and the people were involved in thick/ darkness, the Sun of truth shone brightly before the/ eyes of our ancestors.--while nations that had/ attained the highest degree of knowledge, remained/ fettered in the chains of error, our fore-fathers acquired/ at once physical and moral emancipation--/ while they suffered their sons and their daughters to/ be immolated as victims to Molock and Milcow,/ Israel had learnt[sic!] to adore the One only God, father/ of all created./</text:span></text:p>
      <text:p text:style-name="P3"><text:span text:style-name="T7">And when we recall to our memory, the words of/ our sages, can we any longer entertain doubts/ touching the mission intrusted to us by the Almighty?/ <text:s/>"Beloved are Israel, they say, to whom was </text:span><text:soft-page-break/><text:span text:style-name="T7">given/ a valuable instrument, but that love was/</text:span></text:p>
      <text:p text:style-name="P3"><text:span text:style-name="T7"/></text:p>
      <text:p text:style-name="P3"><text:span text:style-name="T7">[Page 12]</text:span></text:p>
      <text:p text:style-name="P3"><text:span text:style-name="T7">surpassing, which made it </text:span><text:span text:style-name="T6">known</text:span><text:span text:style-name="T7"> that to </text:span><text:span text:style-name="T6">them</text:span><text:span text:style-name="T7">/ had been given this valuable instrument, wherewith/ the world was created [Hebrew]/--[Hebrew]/ Yes, my brethren, to us was this valuable instrument/ (the law) intrusted, to us that we might use it/ for the benefit, for the enlightenment, for the consolation/ of all mankind. <text:s/>This precious instrument which/ is the means of attaining temporal and spiritual/ felicity, the Almighty has deigned to commit/ to our guardianship. <text:s/>To maintain the promise/ made to the patriarch Abraham, he selected us/ to be the depository of that knowledge, which/ diffused throughout the world will incontestably/ one day produce its beneficial effects over/</text:span></text:p>
      <text:p text:style-name="P3"><text:span text:style-name="T7"/></text:p>
      <text:p text:style-name="P3"><text:span text:style-name="T7">[Page 13]</text:span></text:p>
      <text:p text:style-name="P3"><text:span text:style-name="T7">the whole human race./</text:span></text:p>
      <text:p text:style-name="P3"><text:span text:style-name="T7">For happiness, in adversity, in exile, in martyrdom/ we have a noble a sacred office to discharge./ <text:s/>In happiness we will fulfil[sic!] the office intrusted to/ us, by jealously preserving the treasure confided to/ our vigilance, by keeping it unaltered as He is/ unalterable from whom it emanates. <text:s/>Our praise-worthy/ conduct will be emulated by all nations, who shall/ say--[Hebrew] "Certainly this/ great nation is a wise and an understanding people"/ In adversity, we will fulfil[sic!] it, by enduring with/ resignation the inflictions of the Almighty, by/ blessing that hand, which even like the hand of/ the father, who chastises his sons, punishes to correct./ <text:s/>In exile, our submission to the will of our Celestial/ Father, our unflinching adherence to his blessed laws,/</text:span></text:p>
      <text:p text:style-name="P3"><text:span text:style-name="T7"/></text:p>
      <text:p text:style-name="P3"><text:span text:style-name="T7">[Page 14]</text:span></text:p>
      <text:p text:style-name="P3"><text:span text:style-name="T7">our unshaken fidelity to those precepts that, in the/ midst of all our vicissitudes are a real comfort to our/ hearts, the memory of that lofty mission which we/ are bound to accomplish in every climate in every/ region, the consciousness that although derided,/ scorned, trampled on, we are yet those in whom/ eventually "all the nations of the earth shall be blessed,"/ will infuse in us so much fortitude, so much/ energy, to convince all our brethren the offspring/ of Adam, of the truth which we profess, of the/ principles that are our sole guide and standard/ wherever we</text:span><text:span text:style-name="T3">r</text:span><text:span text:style-name="T7"> sojourn./</text:span></text:p>
      <text:p text:style-name="P3"><text:span text:style-name="T7">In martyrdom, we will perform the design with/ which we were selected from all people, we will/ be the witnesses of our God and Father, by meeting/</text:span></text:p>
      <text:p text:style-name="P3"><text:span text:style-name="T7"/></text:p>
      <text:p text:style-name="P3"><text:span text:style-name="T7">[Page 15]</text:span></text:p>
      <text:p text:style-name="P3"><text:span text:style-name="T7">death with cheerfulness, to sanctify his holy name/ "All nations shall understand, that I am God, says/ the Lord, when I shall be sanctified by you in their/ eyes"--The greatest token of gratitude that/ we can evince towards the Almighty, for the/ glorious and beneficent purpose to which he has/ destined our lives, is, when required by his inscrutable/ orders, to sacrifice, with serenity of mind, with unmoved/ resignation, our bodies to the development of that/ sublimest knowledge confided to our care. <text:s/>Yes, to become/ martyrs for the noblest of all causes--for the triumph/ of truth over falsehood.--The pages which/ narrate</text:span><text:span text:style-name="T3">s</text:span><text:span text:style-name="T7"> the history of our nation teem with the/ blood of those illustrious martyrs, who inspired by/ these same feelings, when put to the terrible alternative/</text:span></text:p>
      <text:p text:style-name="P3"><text:span text:style-name="T7"/></text:p>
      <text:p text:style-name="P3"><text:span text:style-name="T7">[Page 16]</text:span></text:p>
      <text:p text:style-name="P3"><text:span text:style-name="T7">of choosing between the most cruel torments, and the/ denial of their faith, when placed between glorious death/ and ignominious life, did not hesitate to embrace/ the former, thus teaching man, with what a superna-/-tural power the Almighty can endue his creature,/ who promptly offers himself to his sacred service/ [Hebrew]/ [Hebrew]/ [Hebrew]/ [Hebrew] We read in the talmud treatise Berachat "When the hour/ arrived for Rabby[sic!] Hackib</text:span><text:span text:style-name="T8">à</text:span><text:span text:style-name="T9">, to perish, amongst others, as/ a victim of his attachment to the law of god, it was/ the time </text:span><text:span text:style-name="T4">of</text:span><text:span text:style-name="T9"> for reading the [Hebrew]--The instruments of/ iron </text:span><text:soft-page-break/><text:span text:style-name="T9">which tore his flesh, were incapable of diverting/ his mind from his God.--He read the [Hebrew]--/</text:span></text:p>
      <text:p text:style-name="P3"><text:span text:style-name="T9"/></text:p>
      <text:p text:style-name="P3"><text:span text:style-name="T9">[Page 17]</text:span></text:p>
      <text:p text:style-name="P3"><text:span text:style-name="T9">His disciples astounded at so much fortitude and/ religious perseverance, evinced supprise[sic!]. <text:s/>The Rabby[sic!] said/ unto them. <text:s/>I have all my days longed to prove that I/ do love God more than I love life, now that the moment/ of trial is arrived shall I not prove my faith by dying/ for it? <text:s/>He continued the recital of [Hebrew]--with his last/ breath avouching the unity of God.--But history/ teaches us also </text:span><text:span text:style-name="T4">that</text:span><text:span text:style-name="T9">/ that martyrdom has never proved sterile--men die,/ but </text:span><text:span text:style-name="T10">ideas</text:span><text:span text:style-name="T9"> are eternal, as eternal is He who endowed his/ creatures with the faculty of conceiving them. <text:s/>On the/ soil washed by the blood of martyrs, </text:span><text:span text:style-name="T10">they</text:span><text:span text:style-name="T9"> fructify, </text:span><text:span text:style-name="T10">they</text:span><text:span text:style-name="T9">/ grow fast, and like the fabulous poenix[sic!] pass through/ the fire unscathed, receiving new vigour and new youth./ <text:s/>Truth may be persecuted, anathematized, but if upheld/ with heroic efforts, it cannot fail to irradiate the/</text:span></text:p>
      <text:p text:style-name="P3"><text:span text:style-name="T9"/></text:p>
      <text:p text:style-name="P3"><text:span text:style-name="T9">[Page 18]</text:span></text:p>
      <text:p text:style-name="P3"><text:span text:style-name="T9">whole human race./ </text:span></text:p>
      <text:p text:style-name="P3"><text:span text:style-name="T9">It is incumbent on us then to uphold the truth/ of which we are the heirs and trustees. <text:s/>Like the apple/ of the eye, it behoves[sic!] us, O congregation of Jacob! to/ keep the heritage of our fathers, that we may transmit/ it in its integrity, when the</text:span><text:span text:style-name="T4">y</text:span><text:span text:style-name="T9"> happy day predicted by the/ prophet shall come to pass "that the earth shall be/ full of the knowledge of the Lord, as the waters cover/ the sea [Hebrew]--/</text:span></text:p>
      <text:p text:style-name="P3"><text:span text:style-name="T9">We are then the basis of that broad edifice, under/ the roof of which, all mankind will resort and find a/ shelter; and as such ought we not to join hand/ in hand in brotherly love? <text:s/>Ought we not convinced as/ we are of the truth of God's holy law imparted to/ us, and to us solely, devoutly to consecrate our lives/</text:span></text:p>
      <text:p text:style-name="P3"><text:span text:style-name="T9"/></text:p>
      <text:p text:style-name="P3"><text:span text:style-name="T9">[Page 19]</text:span></text:p>
      <text:p text:style-name="P3"><text:span text:style-name="T9">to the practise[sic!] of the duties contained therein? <text:s/>We (if/ I be allowed this trivial comparison) like the miser/ who assiduously watches over the heap of gold, that/ he has accumulated, and who </text:span><text:span text:style-name="T4">he</text:span><text:span text:style-name="T9"> is never fatigued by/ reckoning it lest it be lessened, must unremittingly/ watch over this treasure (the holy law) confided to us, and/ indefetegably[sic!] attend to the various rites that it prescribes./ <text:s/>These rites, which were enacted with the view of diverting/ our minds from sin, while occupied in the worship of/ God Almighty, these rites instituted to perpetuate in/ every breast a feeling of reverence and awe towards/ our Divine Protector, if we were to minutely consider/ we would also discover in them the source of every domestic/ enjoyment.--Let us for a moment,/ dwell upon those which are observed in the present/</text:span></text:p>
      <text:p text:style-name="P3"><text:span text:style-name="T9"/></text:p>
      <text:p text:style-name="P3"><text:span text:style-name="T9">[Page 20]</text:span></text:p>
      <text:p text:style-name="P3"><text:span text:style-name="T9">festival.--Every head of a family in his respective/ house, surrounded by objects dear to his soul, sits/ at table, </text:span><text:span text:style-name="T4">to be</text:span><text:span text:style-name="T9"> not to gratify his appetites, but/ to recall to the minds of them around him, by the/ very eatables, which his fatherly hand distributes among/ them, the manifold favours of the Deity in behalf/ of his chosen people.--All which he sees/ bears testimony of the Lord's imperishable decree that/ the offspring of Abraham should keep these holy days,/ throughout their generation for an everlasting statute./ <text:s/>The belief that he professes, he inculcates on his children/ He expounds to them the wondrous circumstances which/ occasioned the observance of these rites; he explains/ to them their own origin, their eventful history and/ the mission they have to fulfil[sic!]./</text:span></text:p>
      <text:p text:style-name="P3"><text:span text:style-name="T9"/></text:p>
      <text:p text:style-name="P3"><text:span text:style-name="T9">[Page 21]</text:span></text:p>
      <text:p text:style-name="P3"><text:span text:style-name="T9"><text:tab/>He makes his children partakers of the Divine Grace,/ by initiating them in his holy service./</text:span></text:p>
      <text:p text:style-name="P3"><text:span text:style-name="T9">Thus they early learn to regard him as the author of their/ </text:span><text:span text:style-name="T4">temporal</text:span><text:span text:style-name="T9"> spiritual as well as temporal felicity. <text:s/>Betimes, they/ are impressed with a sense of love mixed with fear,/ of esteem and gratitude for him, who nourishes both their/ bodies and souls.--for him whose anxious cares tend to/ conciliate in their </text:span><text:soft-page-break/><text:span text:style-name="T9">favor the affection of God and men/ Their demeanour towards their parent, is not a blind/ submission to his orders, which decreases with years, and/ sometimes becomes a real apathy, but it is an eagerness/ in fulfilling his desires, in evincing with anabated[sic!]/ exertion their thankfulness to him. <text:s/>Hence an intercourse/ of reciprocal friendship, if I may call it so, is formed/ between father and son, each vying with the other/ in the discharge of his duties.--Union and concord/</text:span></text:p>
      <text:p text:style-name="P3"><text:span text:style-name="T9"/></text:p>
      <text:p text:style-name="P3"><text:span text:style-name="T9">[Page 22]</text:span></text:p>
      <text:p text:style-name="P6"><text:span text:style-name="T11">Vice</text:span><text:span text:style-name="T9"> are promoted among the various members of/ the family. <text:s/>Vice cannot display its heinous sway/ over them, for they have fenced themselves with a/ powerful buckler--religion and virtue./</text:span></text:p>
      <text:p text:style-name="P6"><text:span text:style-name="T9">Thus, my dear brethren, does the strict performance of/ those external forms, which may apparently be deemed/ of minor importance, contribute in a very efficacious/ mode to the internal happiness of families./</text:span></text:p>
      <text:p text:style-name="P6"><text:span text:style-name="T9">To them also we are indebted for our unchanged national-/-ity throughout a long series of dreadful persecutions; and/ they moreover remind us of that most essential object/ which we ought constantly to keep in mind while/ performing </text:span><text:span text:style-name="T11">them</text:span><text:span text:style-name="T9"> any action--namely love and gratitude/ towards our Creator and Father.--So long/ as this feeling swells our breasts, so long as it/</text:span></text:p>
      <text:p text:style-name="P6"><text:span text:style-name="T9"/></text:p>
      <text:p text:style-name="P6"><text:span text:style-name="T9">[Page 23]</text:span></text:p>
      <text:p text:style-name="P6"><text:span text:style-name="T9">governs our actions, we cannot sin, we cannot do/ wrong, it infallibly leads to righteousness and conse-/-quently to real happiness. <text:s/>For who is truly happy/ but he who in investigating the inmost recesses of his/ heart</text:span><text:span text:style-name="T11">s</text:span><text:span text:style-name="T9">, discovers that all his actions have been directed/ by the love of God." <text:s/>It is to foster this divine love,/ which is conducive to our temporal and eternal felicity/ that most of the commandments of the law are intend-/-ed--and gratitude which is but a step to love is/ obviously and explicitly declared to be the object of all/ the sacred rites attached to the present festivals./</text:span></text:p>
      <text:p text:style-name="P6"><text:span text:style-name="T9">And by our sincerely acting in accordance with them, we will/ surely hasten the glorious moment vaticinated by the prophet/ Zechariah "When many people and mighty nations/ (recognizing the truth of our holy religion) shall come to seek the/ Lord of hosts in Jerusalem, and to address to/</text:span></text:p>
      <text:p text:style-name="P6"><text:span text:style-name="T9"/></text:p>
      <text:p text:style-name="P6"><text:span text:style-name="T9">[Page 24]</text:span></text:p>
      <text:p text:style-name="P6"><text:span text:style-name="T9">Him their prayers and supplications.--/ [Hebrew]/ </text:span><text:span text:style-name="T10">[Hebrew]</text:span><text:span text:style-name="T9">/</text:span></text:p>
      <text:p text:style-name="P6"><text:span text:style-name="T9"/></text:p>
      <text:p text:style-name="P6"><text:span text:style-name="T9">[Page 25]</text:span></text:p>
      <text:p text:style-name="P6"><text:span text:style-name="T9">Dear Children/</text:span></text:p>
      <text:p text:style-name="P6"><text:span text:style-name="T9"><text:tab/>I cannot allow this day of recreation to elapse without/ addressing to you a few words which I trust you will listen to with/ an attentive ear, in order that on quitting this spot, you/ may be impressed with a higher notion touching your day's/ diversion than that you had when you repaired to it;/ in order that amidst your amusements you may not forget/ your duties towards God and men, the performance of which/ must be as it were the hinge on which all human actions/ must turn.--I read on your countenances the/ pleasure that this day has afforded you, whilst indulging/ in innocent sports and honest pastime--I rejoice at it./ <text:s/>But do you know to whom you are indebted for it, what/ is the object of it, and what it behoves[sic!] you to do after/ it? <text:s/>These three points on which I purpose to detain you/ a few moments, will form the theme of my short address./ <text:s/>I need it unecessary[sic!] to dwell at length on the first,/ your own eyes see </text:span><text:span text:style-name="T10">here</text:span><text:span text:style-name="T9">, witnessing your sports some of/ those generous individuals, who with indefetigable[sic!] exterior/ continue to procure you not only a religious and civil education/</text:span></text:p>
      <text:p text:style-name="P6"><text:span text:style-name="T9"/></text:p>
      <text:p text:style-name="P6"><text:span text:style-name="T9">[Page 26]</text:span></text:p>
      <text:p text:style-name="P6"><text:span text:style-name="T9">not only a supply for your wants by stretching forth their chari-/-table hand to the appeal of your parents when in need, but they/ moreover grant you occasionally a holiday, which you may entirely/ devote to the refreshment of your minds and bodies.--It is to them,/ it is to their liberality then that you </text:span><text:soft-page-break/><text:span text:style-name="T9">owe the relaxation which/ you have enjoyed this day. <text:s/>The second point, that is the know-/-ledge of the object which this holiday has, I will briefly ex-/-pound to you. <text:s/>Two principal faculties distinguish man/ from irrational animals--</text:span><text:span text:style-name="T10">speech</text:span><text:span text:style-name="T9"> and </text:span><text:span text:style-name="T10">reason</text:span><text:span text:style-name="T9">. <text:s/>These/ two gifts with which the Almighty endued the first Man,/ and which have reverted to his offspring, are the source of all/ noble enjoyments. <text:s/>They place us in the loftiest rank of/ the creation,--through the former (speech) we communi-/-cate with our fellow-beings, open with them an intercourse/ of mutual love, understand their </text:span><text:span text:style-name="T11">griefs</text:span><text:span text:style-name="T9"> griefs and endeavour/ to sooth them. <text:s/>The latter (reason) is, if I be allowed/ this comparison, the pillar of fire which must enlighten us/ in obscurity and lead us securely through the vicissitudes that/ we may undergo during our life time. <text:s/>It is a counsellor[sic!]/ that the Deity has infused within us, that it may/</text:span></text:p>
      <text:p text:style-name="P6"><text:span text:style-name="T9"/></text:p>
      <text:p text:style-name="P6"><text:span text:style-name="T9">[Page 27]</text:span></text:p>
      <text:p text:style-name="P6"><text:span text:style-name="T9">advise us, and curb the impetuous emotions of the heart, which/ is sometimes liable to lead us astray. <text:s/></text:span><text:span text:style-name="T11">It</text:span><text:span text:style-name="T9"> hence we/ infer the necessity of consulting it incessantly, and again to let/ all our doings proceed from an accurate examination of it./ <text:s/>Our food, our sleep, our work, our sports, yes, even our sports/ must be directed by reason. <text:s/>It will teach us that these/ actions which alternately perform, must tend to a sole purpose,/ that their drift must be </text:span><text:span text:style-name="T11">a</text:span><text:span text:style-name="T9"> but a compact one,--that of/ preserving a sound body and mind to be able to serve our/ Celestial father by a continual practice of his dictates./ <text:s/>It is this idea which I desire to inculcate in your minds, so/ that amidst your amusements you should never forget/ the object of them, which is the same that those generous/ persons who </text:span><text:span text:style-name="T11">have</text:span><text:span text:style-name="T9"> afford them to you, have in view./ <text:s/>Let the day of rest be followed by many days of unremit-/-ting study, strive with the best means with which the/ Almighty has gifted you to advance in your learning, earnestly/ endeavour to become </text:span><text:span text:style-name="T11">a</text:span><text:span text:style-name="T9"> useful members of society at large,/ and you will be worthy of the care spent upon you./ <text:s/>The third and last point which remains to be discussed,/ concerns the obligations incumbent on you towards your/</text:span></text:p>
      <text:p text:style-name="P6"><text:span text:style-name="T9"/></text:p>
      <text:p text:style-name="P6"><text:span text:style-name="T9">[Page 28]</text:span></text:p>
      <text:p text:style-name="P6"><text:span text:style-name="T9">superiors and benefactors. <text:s/>A long discourse, would not/ suffice to acquainted you </text:span><text:span text:style-name="T11">to</text:span><text:span text:style-name="T9"> with them, for they are sundry/ and diverse in nature, but as I lack time, because I promised I would not/ detain you long, to dilate on every one of them, I will/ remind you of one, of the most essential, of that which I repute/ as the key that opens the door to the fulfilment[sic!] of all others./ <text:s/>I mean </text:span><text:span text:style-name="T10">gratitude</text:span><text:span text:style-name="T9">. <text:s/>Just consider an instant what/ would have befallen you, when you first saw the light,/ if your parents had abandoned you, if at your first cries/ your mother had not eagerly opened her breast to satisfy/ your wants. <text:s/>Death would have been the sure conse-/-quence, yet that death, believe me, were preferable/ to a life dragged on as irrational beings, </text:span><text:span text:style-name="T11">devoted</text:span><text:span text:style-name="T9"> devoid/ of any rudiment of knowledge, and consequently incapable/ of elevating itself above the sensual habits which we/ in common in other animals. <text:s/>Greatly is to be pitied/ that unhappy man who has not received education,/ but on the other hand he is extremely to be blamed, who/ has slighted it when he had opportunity to attain/ it./</text:span></text:p>
      <text:p text:style-name="P6"><text:span text:style-name="T9"/></text:p>
      <text:p text:style-name="P6"><text:span text:style-name="T9">[Page 29]</text:span></text:p>
      <text:p text:style-name="P6"><text:span text:style-name="T9">He renounces the endowments of nature, degrades himself/ in the presence of his fellow-creatures, and above all insults/ with so disgraceful a demeanour that beneficent Being,/ who has </text:span><text:span text:style-name="T11">so</text:span><text:span text:style-name="T9"> liberally conferred on him the blessing of/ intellect. <text:s/>I doubt not but you will admit as well/ as I, that such a conduct would justly draw upon us/ general contempt, and that whoever should refractorily/ pursue this untoward course, would deserve severe punishments,/ but it is not sufficient to discern the evil, we must/ be continually on our guard to eschew it lest once insinuated into/ our mind it lead us into a way of error and vice./</text:span></text:p>
      <text:p text:style-name="P6"><text:span text:style-name="T9">And how can you avoid it, but through a sound edu-/-cation, such as you receive in your respective schools?/ <text:s/>Sublime is then, my dear children, the charity bestowed/ upon you, for it averts sin from you, it affords you the/ means of honestly earning your daily maintenance, and it/ makes of you useful members of society. <text:s/>And ought you/ not to acknowledge this benefit, ought you not in/ fervent prayer </text:span><text:soft-page-break/><text:span text:style-name="T9">to beseech Almighty God to pour over/</text:span></text:p>
      <text:p text:style-name="P6"><text:span text:style-name="T9"/></text:p>
      <text:p text:style-name="P6"><text:span text:style-name="T9">[Page 30]</text:span></text:p>
      <text:p text:style-name="P6"><text:span text:style-name="T9">your superiors a shower of </text:span><text:span text:style-name="T11">[?]</text:span><text:span text:style-name="T9"> an everlasting </text:span><text:span text:style-name="T11">bliss</text:span><text:span text:style-name="T9"> happiness./ <text:s/>Oh yes, I will join you, in this over-flowing of you sincere/ feelings, and in our sacred tongue crave the aid of God/ over you and over your benefactors./</text:span></text:p>
      <text:p text:style-name="P6"><text:span text:style-name="T9"/></text:p>
      <text:p text:style-name="P6"><text:span text:style-name="T9">The hebrew prayer follow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1:41:20.68</meta:creation-date>
    <meta:document-statistic meta:table-count="0" meta:image-count="0" meta:object-count="0" meta:page-count="9" meta:paragraph-count="146" meta:word-count="4343" meta:character-count="25613"/>
    <dc:date>2013-02-05T14:08:15.69</dc:date>
    <meta:editing-duration>PT2M1S</meta:editing-duration>
    <meta:editing-cycles>1</meta:editing-cycles>
    <meta:generator>OpenOffice.org/3.4.1$Win32 OpenOffice.org_project/341m1$Build-9593</meta:generator>
  </office:meta>
</office:document-meta>
</file>